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169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169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169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169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169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169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169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169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169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169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169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169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169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169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169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169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169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riana Josè  Fermin La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6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1111527927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Jesùs Fermin Garc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9008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4.5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9" meta:non-whitespace-character-count="1000"/>
    <meta:template xlink:type="simple" xlink:actuate="onRequest" xlink:title="Normal" xlink:href=""/>
  </office:meta>
</office:document-meta>
</file>